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erif" fo:font-size="14pt" fo:font-weight="bold" officeooo:rsid="00128190" officeooo:paragraph-rsid="001f2737" style:font-size-asian="14pt" style:font-weight-asian="bold" style:font-size-complex="14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style:font-name="Liberation Serif" fo:font-size="14pt" fo:font-weight="bold" officeooo:rsid="001f2737" officeooo:paragraph-rsid="001f2737" style:font-size-asian="14pt" style:font-weight-asian="bold" style:font-size-complex="14pt" style:font-weight-complex="bold"/>
    </style:style>
    <style:style style:name="P3" style:family="paragraph" style:parent-style-name="Preformatted_20_Text" style:list-style-name="L1">
      <style:paragraph-properties fo:text-align="start" style:justify-single-word="false"/>
      <style:text-properties style:font-name="Liberation Serif" fo:font-size="14pt" fo:font-weight="bold" officeooo:rsid="001f2737" officeooo:paragraph-rsid="001f2737" style:font-size-asian="14pt" style:font-weight-asian="bold" style:font-size-complex="14pt" style:font-weight-complex="bold"/>
    </style:style>
    <style:style style:name="P4" style:family="paragraph" style:parent-style-name="Preformatted_20_Text" style:list-style-name="L1">
      <style:paragraph-properties fo:text-align="start" style:justify-single-word="false"/>
      <style:text-properties style:font-name="Liberation Serif" fo:font-size="14pt" fo:font-weight="bold" officeooo:rsid="001f2737" officeooo:paragraph-rsid="001fca1a" style:font-size-asian="14pt" style:font-weight-asian="bold" style:font-size-complex="14pt" style:font-weight-complex="bold"/>
    </style:style>
    <style:style style:name="P5" style:family="paragraph" style:parent-style-name="Preformatted_20_Text" style:list-style-name="L1">
      <style:paragraph-properties fo:text-align="start" style:justify-single-word="false"/>
      <style:text-properties style:font-name="Liberation Serif" fo:font-size="14pt" fo:font-weight="bold" officeooo:rsid="001fca1a" officeooo:paragraph-rsid="001fca1a" style:font-size-asian="14pt" style:font-weight-asian="bold" style:font-size-complex="14pt" style:font-weight-complex="bold"/>
    </style:style>
    <style:style style:name="P6" style:family="paragraph" style:parent-style-name="Preformatted_20_Text" style:list-style-name="L4">
      <style:paragraph-properties fo:text-align="start" style:justify-single-word="false"/>
      <style:text-properties style:font-name="Liberation Serif" fo:font-size="14pt" fo:font-weight="bold" officeooo:rsid="00294d6f" officeooo:paragraph-rsid="0026e26d" style:font-size-asian="14pt" style:font-weight-asian="bold" style:font-size-complex="14pt" style:font-weight-complex="bold"/>
    </style:style>
    <style:style style:name="P7" style:family="paragraph" style:parent-style-name="Preformatted_20_Text" style:list-style-name="L1">
      <style:paragraph-properties fo:text-align="start" style:justify-single-word="false"/>
      <style:text-properties style:font-name="Liberation Serif" fo:font-size="14pt" fo:font-weight="bold" officeooo:rsid="0028a59f" officeooo:paragraph-rsid="0028a59f" style:font-size-asian="14pt" style:font-weight-asian="bold" style:font-size-complex="14pt" style:font-weight-complex="bold"/>
    </style:style>
    <style:style style:name="P8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rsid="001f2737" officeooo:paragraph-rsid="001f2737" style:font-size-asian="12pt" style:font-weight-asian="bold" style:font-size-complex="12pt" style:font-weight-complex="bold"/>
    </style:style>
    <style:style style:name="P9" style:family="paragraph" style:parent-style-name="Preformatted_20_Text" style:list-style-name="L1">
      <style:paragraph-properties fo:text-align="start" style:justify-single-word="false"/>
      <style:text-properties style:font-name="Liberation Serif" fo:font-size="12pt" fo:font-weight="normal" officeooo:rsid="001f9c80" officeooo:paragraph-rsid="001f9c80" style:font-size-asian="12pt" style:font-weight-asian="normal" style:font-size-complex="12pt" style:font-weight-complex="normal"/>
    </style:style>
    <style:style style:name="P10" style:family="paragraph" style:parent-style-name="Preformatted_20_Text" style:list-style-name="L2">
      <style:paragraph-properties fo:text-align="start" style:justify-single-word="false"/>
      <style:text-properties style:font-name="Liberation Serif" fo:font-size="12pt" fo:font-weight="normal" officeooo:rsid="001f9c80" officeooo:paragraph-rsid="001f9c80" style:font-size-asian="12pt" style:font-weight-asian="normal" style:font-size-complex="12pt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style:font-name="Liberation Serif" fo:font-size="12pt" fo:font-weight="normal" officeooo:rsid="001f9c80" officeooo:paragraph-rsid="001f9c80" style:font-size-asian="12pt" style:font-weight-asian="normal" style:font-size-complex="12pt" style:font-weight-complex="normal"/>
    </style:style>
    <style:style style:name="P12" style:family="paragraph" style:parent-style-name="Preformatted_20_Text" style:list-style-name="L1">
      <style:paragraph-properties fo:text-align="start" style:justify-single-word="false"/>
      <style:text-properties style:font-name="Liberation Serif" fo:font-size="12pt" fo:font-weight="normal" officeooo:rsid="001fca1a" officeooo:paragraph-rsid="001fca1a" style:font-size-asian="12pt" style:font-weight-asian="normal" style:font-size-complex="12pt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style:font-name="Liberation Serif" fo:font-size="12pt" fo:font-weight="normal" officeooo:rsid="001fca1a" officeooo:paragraph-rsid="001fca1a" style:font-size-asian="12pt" style:font-weight-asian="normal" style:font-size-complex="12pt" style:font-weight-complex="normal"/>
    </style:style>
    <style:style style:name="P14" style:family="paragraph" style:parent-style-name="Preformatted_20_Text" style:list-style-name="L3">
      <style:paragraph-properties fo:text-align="start" style:justify-single-word="false"/>
      <style:text-properties style:font-name="Liberation Serif" fo:font-size="12pt" fo:font-weight="normal" officeooo:rsid="0020d043" officeooo:paragraph-rsid="0020d043" style:font-size-asian="12pt" style:font-weight-asian="normal" style:font-size-complex="12pt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style:font-name="Liberation Serif" fo:font-size="12pt" fo:font-weight="normal" officeooo:rsid="0020d043" officeooo:paragraph-rsid="0020d043" style:font-size-asian="12pt" style:font-weight-asian="normal" style:font-size-complex="12pt" style:font-weight-complex="normal"/>
    </style:style>
    <style:style style:name="P16" style:family="paragraph" style:parent-style-name="Preformatted_20_Text" style:list-style-name="L4">
      <style:paragraph-properties fo:text-align="start" style:justify-single-word="false"/>
      <style:text-properties style:font-name="Liberation Serif" fo:font-size="12pt" fo:font-weight="normal" officeooo:rsid="00255e56" officeooo:paragraph-rsid="00255e56" style:font-size-asian="10.5pt" style:font-weight-asian="normal" style:font-size-complex="12pt" style:font-weight-complex="normal"/>
    </style:style>
    <style:style style:name="P17" style:family="paragraph" style:parent-style-name="Preformatted_20_Text" style:list-style-name="L4">
      <style:paragraph-properties fo:text-align="start" style:justify-single-word="false"/>
      <style:text-properties style:font-name="Liberation Serif" fo:font-size="12pt" fo:font-weight="normal" officeooo:rsid="0026e26d" officeooo:paragraph-rsid="0026e26d" style:font-size-asian="10.5pt" style:font-weight-asian="normal" style:font-size-complex="12pt" style:font-weight-complex="normal"/>
    </style:style>
    <style:style style:name="P18" style:family="paragraph" style:parent-style-name="Preformatted_20_Text" style:list-style-name="L5">
      <style:paragraph-properties fo:text-align="start" style:justify-single-word="false"/>
      <style:text-properties style:font-name="Liberation Serif" fo:font-size="12pt" fo:font-weight="normal" officeooo:rsid="0028a59f" officeooo:paragraph-rsid="0028a59f" style:font-size-asian="10.5pt" style:font-weight-asian="normal" style:font-size-complex="12pt" style:font-weight-complex="normal"/>
    </style:style>
    <style:style style:name="T1" style:family="text">
      <style:text-properties officeooo:rsid="001fca1a"/>
    </style:style>
    <style:style style:name="T2" style:family="text">
      <style:text-properties officeooo:rsid="00238a91"/>
    </style:style>
    <style:style style:name="T3" style:family="text">
      <style:text-properties officeooo:rsid="00261b0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C-2200 Eclipse Plug-in</text:p>
      <text:p text:style-name="P2">User <text:span text:style-name="T2">M</text:span>anual</text:p>
      <text:p text:style-name="P8"/>
      <text:list xml:id="list2073400456485536594" text:style-name="L1">
        <text:list-item>
          <text:p text:style-name="P3">Creating an LC-2200 Project</text:p>
          <text:list>
            <text:list-item>
              <text:p text:style-name="P9">Go to "File" <text:span text:style-name="T1">m</text:span>enu</text:p>
            </text:list-item>
            <text:list-item>
              <text:p text:style-name="P12">Select "New -&gt; Project"</text:p>
            </text:list-item>
            <text:list-item>
              <text:p text:style-name="P12">Select "LC-2200" -&gt; "LC-2200 Project" in the wizard and click next</text:p>
            </text:list-item>
            <text:list-item>
              <text:p text:style-name="P12">Select a project name and click finish </text:p>
            </text:list-item>
          </text:list>
        </text:list-item>
      </text:list>
      <text:p text:style-name="P13"/>
      <text:list xml:id="list174702589654423" text:continue-numbering="true" text:style-name="L1">
        <text:list-item>
          <text:p text:style-name="P5">Creating an LC-2200 File</text:p>
          <text:list>
            <text:list-item>
              <text:p text:style-name="P12">Go to "File" menu</text:p>
            </text:list-item>
            <text:list-item>
              <text:p text:style-name="P12">Select "New -&gt; Other"</text:p>
            </text:list-item>
            <text:list-item>
              <text:p text:style-name="P12">Select "LC-2200" -&gt; "LC-2200 File" in the wizard an click next</text:p>
            </text:list-item>
            <text:list-item>
              <text:p text:style-name="P12">Select a file name and click finish</text:p>
            </text:list-item>
          </text:list>
        </text:list-item>
      </text:list>
      <text:p text:style-name="P13"/>
      <text:list xml:id="list174704185604226" text:continue-numbering="true" text:style-name="L1">
        <text:list-item>
          <text:p text:style-name="P4">Using Templates</text:p>
        </text:list-item>
      </text:list>
      <text:list xml:id="list543297551428388337" text:style-name="L2">
        <text:list-item>
          <text:list>
            <text:list-item>
              <text:p text:style-name="P10">Templates can assist users when they forget the exact structure of an instruction. To access a list of templates the user can simply press the hotkey combination for content assist, which is CTRL+SPACE. The user can then select a template for the instruction they desire. Each instruction will have a short explanation of what it does.</text:p>
            </text:list-item>
            <text:list-item>
              <text:p text:style-name="P10">The user can also fill out values in the middle of an instruction using CTRL+SPACE. Doing so will present a list of available values, e.g. registers, at a given location.</text:p>
            </text:list-item>
            <text:list-item>
              <text:p text:style-name="P10">The plug-in comes with default templates, but these can be customized in the "Windows" -&gt; "Preferences" -&gt; "LC-2200" -&gt; "Templates" menu.</text:p>
            </text:list-item>
          </text:list>
        </text:list-item>
      </text:list>
      <text:p text:style-name="P11"/>
      <text:list xml:id="list174704011883547" text:continue-list="list174704185604226" text:style-name="L1">
        <text:list-item>
          <text:p text:style-name="P3">Customizing Syntax Highlighting</text:p>
        </text:list-item>
      </text:list>
      <text:list xml:id="list8080460489860556043" text:style-name="L3">
        <text:list-item>
          <text:list>
            <text:list-item>
              <text:p text:style-name="P14">Syntax Highlighting colors can be customized in the "Windows" -&gt; "Preferences" -&gt; "LC-2200" -&gt; "Syntax Coloring" menu</text:p>
            </text:list-item>
          </text:list>
        </text:list-item>
      </text:list>
      <text:p text:style-name="P15"/>
      <text:list xml:id="list174703456166214" text:continue-list="list174704011883547" text:style-name="L1">
        <text:list-item>
          <text:p text:style-name="P3">Managing Assembled Code</text:p>
        </text:list-item>
      </text:list>
      <text:list xml:id="list3035432430777145091" text:style-name="L4">
        <text:list-item>
          <text:list>
            <text:list-item>
              <text:p text:style-name="P16">By default in the "LC-2200 Perspective" assembled code will be shown next to the code file. Users are free to drag windows around as they see fit if this perspective does not suit them.</text:p>
            </text:list-item>
            <text:list-item>
              <text:p text:style-name="P16">Generated Files can be found in the src-gen folder of LC-2200 projects. This folder will contain a 16-bit generated .lc file, a <text:s/>32-bit generated .lc file, and a 16-bit generated .bin file that is meant to be viewed <text:span text:style-name="T3">next to the code</text:span>. </text:p>
            </text:list-item>
            <text:list-item>
              <text:p text:style-name="P17">Generated files can also be opened by right clicking the code and selecting "Open Generated File". The user can then pick the file to open from a list.</text:p>
            </text:list-item>
            <text:list-item>
              <text:p text:style-name="P17">Code generation happens automatically when saving a file. If a file has an error code generation will fail until the error is fixed.</text:p>
              <text:p text:style-name="P6"/>
            </text:list-item>
          </text:list>
        </text:list-item>
      </text:list>
      <text:list xml:id="list174702342548765" text:continue-list="list174703456166214" text:style-name="L1">
        <text:list-item>
          <text:p text:style-name="P7">Navigating the Outline View</text:p>
        </text:list-item>
      </text:list>
      <text:list xml:id="list2276005658675270674" text:style-name="L5">
        <text:list-item>
          <text:list>
            <text:list-item>
              <text:p text:style-name="P18">A user can right click their LC-2200 code and select "Show quick outline" to see a list of labels present in their code. Selecting a label will move the view of the code to that line.</text:p>
            </text:list-item>
            <text:list-item>
              <text:p text:style-name="P18">A permanent outline view can be opened by navigating through the "Window" -&gt; "Show View" -&gt; "Outline" menu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M23S</meta:editing-duration>
    <meta:editing-cycles>18</meta:editing-cycles>
    <meta:generator>LibreOffice/5.0.0.5$Windows_x86 LibreOffice_project/1b1a90865e348b492231e1c451437d7a15bb262b</meta:generator>
    <dc:date>2016-04-25T17:47:02.152000000</dc:date>
    <meta:document-statistic meta:table-count="0" meta:image-count="0" meta:object-count="0" meta:page-count="1" meta:paragraph-count="27" meta:word-count="407" meta:character-count="2252" meta:non-whitespace-character-count="1893"/>
    <meta:user-defined meta:name="Info 1"/>
    <meta:user-defined meta:name="Info 2"/>
    <meta:user-defined meta:name="Info 3"/>
    <meta:user-defined meta:name="Info 4"/>
  </office:meta>
</office:document-meta>
</file>